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99cm" style:rel-column-width="5779*"/>
    </style:style>
    <style:style style:name="Table1.B" style:family="table-column">
      <style:table-column-properties style:column-width="2.602cm" style:rel-column-width="10029*"/>
    </style:style>
    <style:style style:name="Table1.C" style:family="table-column">
      <style:table-column-properties style:column-width="4.3cm" style:rel-column-width="16577*"/>
    </style:style>
    <style:style style:name="Table1.D" style:family="table-column">
      <style:table-column-properties style:column-width="4.498cm" style:rel-column-width="17339*"/>
    </style:style>
    <style:style style:name="Table1.E" style:family="table-column">
      <style:table-column-properties style:column-width="4.101cm" style:rel-column-width="15811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52cm" style:rel-column-width="10995*"/>
    </style:style>
    <style:style style:name="Table2.B" style:family="table-column">
      <style:table-column-properties style:column-width="4.717cm" style:rel-column-width="18182*"/>
    </style:style>
    <style:style style:name="Table2.C" style:family="table-column">
      <style:table-column-properties style:column-width="4.934cm" style:rel-column-width="19018*"/>
    </style:style>
    <style:style style:name="Table2.D" style:family="table-column">
      <style:table-column-properties style:column-width="4.498cm" style:rel-column-width="17340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52cm" style:rel-column-width="10995*"/>
    </style:style>
    <style:style style:name="Table3.B" style:family="table-column">
      <style:table-column-properties style:column-width="4.717cm" style:rel-column-width="18182*"/>
    </style:style>
    <style:style style:name="Table3.C" style:family="table-column">
      <style:table-column-properties style:column-width="4.934cm" style:rel-column-width="19018*"/>
    </style:style>
    <style:style style:name="Table3.D" style:family="table-column">
      <style:table-column-properties style:column-width="4.498cm" style:rel-column-width="17340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paragraph-rsid="00121c82"/>
    </style:style>
    <style:style style:name="P2" style:family="paragraph" style:parent-style-name="Table_20_Contents">
      <style:text-properties officeooo:paragraph-rsid="00121c82"/>
    </style:style>
    <style:style style:name="P3" style:family="paragraph" style:parent-style-name="Standard">
      <style:text-properties officeooo:rsid="00121c82" officeooo:paragraph-rsid="00121c82"/>
    </style:style>
    <style:style style:name="P4" style:family="paragraph" style:parent-style-name="Table_20_Contents">
      <style:text-properties officeooo:rsid="00121c82" officeooo:paragraph-rsid="00121c82"/>
    </style:style>
    <style:style style:name="P5" style:family="paragraph" style:parent-style-name="Table_20_Contents">
      <style:paragraph-properties style:writing-mode="lr-tb"/>
      <style:text-properties officeooo:rsid="00121c82" officeooo:paragraph-rsid="00121c82"/>
    </style:style>
    <style:style style:name="P6" style:family="paragraph" style:parent-style-name="Standard">
      <style:text-properties officeooo:rsid="00121c82" officeooo:paragraph-rsid="00152164"/>
    </style:style>
    <style:style style:name="P7" style:family="paragraph" style:parent-style-name="Table_20_Contents">
      <style:paragraph-properties style:writing-mode="lr-tb"/>
      <style:text-properties officeooo:rsid="00121c82" officeooo:paragraph-rsid="00137b39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>
      <style:text-properties officeooo:paragraph-rsid="00137b39"/>
    </style:style>
    <style:style style:name="P10" style:family="paragraph" style:parent-style-name="Standard">
      <style:paragraph-properties style:writing-mode="lr-tb"/>
      <style:text-properties officeooo:paragraph-rsid="00137b39"/>
    </style:style>
    <style:style style:name="P11" style:family="paragraph" style:parent-style-name="Table_20_Contents">
      <style:text-properties officeooo:paragraph-rsid="00137b39"/>
    </style:style>
    <style:style style:name="P12" style:family="paragraph" style:parent-style-name="Standard">
      <style:text-properties officeooo:paragraph-rsid="0013b2ca"/>
    </style:style>
    <style:style style:name="P13" style:family="paragraph" style:parent-style-name="Standard">
      <style:paragraph-properties style:writing-mode="lr-tb"/>
      <style:text-properties officeooo:paragraph-rsid="0013b2ca"/>
    </style:style>
    <style:style style:name="P14" style:family="paragraph" style:parent-style-name="Standard">
      <style:text-properties officeooo:paragraph-rsid="0016f015"/>
    </style:style>
    <style:style style:name="P15" style:family="paragraph" style:parent-style-name="Standard">
      <style:text-properties officeooo:paragraph-rsid="0018afe6"/>
    </style:style>
    <style:style style:name="P16" style:family="paragraph" style:parent-style-name="Standard">
      <style:text-properties officeooo:paragraph-rsid="00196014"/>
    </style:style>
    <style:style style:name="P17" style:family="paragraph" style:parent-style-name="Standard">
      <style:text-properties officeooo:paragraph-rsid="001b596a"/>
    </style:style>
    <style:style style:name="P18" style:family="paragraph" style:parent-style-name="Standard">
      <style:text-properties officeooo:rsid="001b596a" officeooo:paragraph-rsid="001b596a"/>
    </style:style>
    <style:style style:name="P19" style:family="paragraph" style:parent-style-name="Standard">
      <style:paragraph-properties style:writing-mode="lr-tb"/>
      <style:text-properties officeooo:paragraph-rsid="001ba4f4"/>
    </style:style>
    <style:style style:name="P20" style:family="paragraph" style:parent-style-name="Standard">
      <style:text-properties officeooo:rsid="001ba4f4" officeooo:paragraph-rsid="001ba4f4"/>
    </style:style>
    <style:style style:name="P21" style:family="paragraph" style:parent-style-name="Standard">
      <style:text-properties officeooo:paragraph-rsid="001c142a"/>
    </style:style>
    <style:style style:name="P22" style:family="paragraph" style:parent-style-name="Standard">
      <style:text-properties officeooo:rsid="001c142a" officeooo:paragraph-rsid="001c142a"/>
    </style:style>
    <style:style style:name="P23" style:family="paragraph" style:parent-style-name="Standard">
      <style:paragraph-properties style:writing-mode="lr-tb"/>
      <style:text-properties officeooo:rsid="001c142a" officeooo:paragraph-rsid="001c142a"/>
    </style:style>
    <style:style style:name="T1" style:family="text">
      <style:text-properties officeooo:rsid="00121c82"/>
    </style:style>
    <style:style style:name="T2" style:family="text">
      <style:text-properties officeooo:rsid="00137b39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officeooo:rsid="00137b39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officeooo:rsid="00152164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10pt" fo:font-style="normal" fo:font-weight="normal" officeooo:rsid="0016f015" style:font-size-asian="10pt" style:font-style-asian="normal" style:font-weight-asian="normal"/>
    </style:style>
    <style:style style:name="T7" style:family="text">
      <style:text-properties fo:color="#080808" loext:opacity="100%" style:font-name="JetBrains Mono" fo:font-size="10pt" fo:font-style="normal" fo:font-weight="normal" officeooo:rsid="001ee7b8" style:font-size-asian="10pt" style:font-style-asian="normal" style:font-weight-asian="normal"/>
    </style:style>
    <style:style style:name="T8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80808" loext:opacity="100%" style:font-name="Noto Sans Mono" fo:font-size="10pt" fo:font-style="normal" fo:font-weight="normal" officeooo:rsid="00137b39" style:font-size-asian="10pt" style:font-style-asian="normal" style:font-weight-asian="normal"/>
    </style:style>
    <style:style style:name="T10" style:family="text">
      <style:text-properties fo:color="#080808" loext:opacity="100%" style:font-name="Noto Sans Mono" fo:font-size="10pt" fo:font-style="normal" fo:font-weight="normal" officeooo:rsid="0013b2ca" style:font-size-asian="10pt" style:font-style-asian="normal" style:font-weight-asian="normal"/>
    </style:style>
    <style:style style:name="T11" style:family="text">
      <style:text-properties fo:color="#080808" loext:opacity="100%" style:font-name="Noto Sans Mono" fo:font-size="10pt" fo:font-style="normal" fo:font-weight="normal" officeooo:rsid="00152164" style:font-size-asian="10pt" style:font-style-asian="normal" style:font-weight-asian="normal"/>
    </style:style>
    <style:style style:name="T12" style:family="text">
      <style:text-properties fo:color="#080808" loext:opacity="100%" style:font-name="Noto Sans Mono" fo:font-size="10pt" fo:font-style="normal" fo:font-weight="normal" officeooo:rsid="0020e2c3" style:font-size-asian="10pt" style:font-style-asian="normal" style:font-weight-asian="normal"/>
    </style:style>
    <style:style style:name="T13" style:family="text">
      <style:text-properties officeooo:rsid="0013b2ca"/>
    </style:style>
    <style:style style:name="T14" style:family="text">
      <style:text-properties officeooo:rsid="00152164"/>
    </style:style>
    <style:style style:name="T15" style:family="text">
      <style:text-properties officeooo:rsid="0016f015"/>
    </style:style>
    <style:style style:name="T16" style:family="text">
      <style:text-properties officeooo:rsid="00196014"/>
    </style:style>
    <style:style style:name="T17" style:family="text">
      <style:text-properties officeooo:rsid="0019c56d"/>
    </style:style>
    <style:style style:name="T18" style:family="text">
      <style:text-properties officeooo:rsid="001b596a"/>
    </style:style>
    <style:style style:name="T19" style:family="text">
      <style:text-properties officeooo:rsid="001ba4f4"/>
    </style:style>
    <style:style style:name="T20" style:family="text">
      <style:text-properties officeooo:rsid="001c142a"/>
    </style:style>
    <style:style style:name="T21" style:family="text">
      <style:text-properties officeooo:rsid="001ee7b8"/>
    </style:style>
    <style:style style:name="T22" style:family="text">
      <style:text-properties officeooo:rsid="002062ff"/>
    </style:style>
    <style:style style:name="T23" style:family="text">
      <style:text-properties officeooo:rsid="0020e2c3"/>
    </style:style>
    <style:style style:name="T24" style:family="text">
      <style:text-properties officeooo:rsid="0021e48d"/>
    </style:style>
    <style:style style:name="T25" style:family="text">
      <style:text-properties officeooo:rsid="002369e1"/>
    </style:style>
    <style:style style:name="T26" style:family="text">
      <style:text-properties officeooo:rsid="00239f07"/>
    </style:style>
    <style:style style:name="T27" style:family="text">
      <style:text-properties officeooo:rsid="0025c5cf"/>
    </style:style>
    <style:style style:name="T28" style:family="text">
      <style:text-properties officeooo:rsid="0026dbee"/>
    </style:style>
    <style:style style:name="T29" style:family="text">
      <style:text-properties officeooo:rsid="0028676d"/>
    </style:style>
    <style:style style:name="T30" style:family="text">
      <style:text-properties officeooo:rsid="0029daea"/>
    </style:style>
    <style:style style:name="T31" style:family="text">
      <style:text-properties officeooo:rsid="002a8baf"/>
    </style:style>
    <style:style style:name="T32" style:family="text">
      <style:text-properties officeooo:rsid="002b1030"/>
    </style:style>
    <style:style style:name="T33" style:family="text">
      <style:text-properties officeooo:rsid="002be161"/>
    </style:style>
    <style:style style:name="T34" style:family="text">
      <style:text-properties officeooo:rsid="002d4eca"/>
    </style:style>
    <style:style style:name="T35" style:family="text">
      <style:text-properties officeooo:rsid="002dc8f0"/>
    </style:style>
    <style:style style:name="T36" style:family="text">
      <style:text-properties officeooo:rsid="002e6e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Give the perfect paradigm of the following verbs: √लिख् ‘to write’; √युध् ‘to fight’; √दृश् ‘to see’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√लिख्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Sg</text:p>
          </table:table-cell>
          <table:table-cell table:style-name="Table1.A1" office:value-type="string">
            <text:p text:style-name="P4">Du</text:p>
          </table:table-cell>
          <table:table-cell table:style-name="Table1.A1" office:value-type="string">
            <text:p text:style-name="P4">Pl</text:p>
          </table:table-cell>
        </table:table-row>
        <table:table-row>
          <table:table-cell table:style-name="Table1.A1" table:number-rows-spanned="3" office:value-type="string">
            <text:p text:style-name="P4">Active</text:p>
          </table:table-cell>
          <table:table-cell table:style-name="Table1.A1" office:value-type="string">
            <text:p text:style-name="P4">1p</text:p>
          </table:table-cell>
          <table:table-cell table:style-name="Table1.A1" office:value-type="string">
            <text:p text:style-name="P2"><text:span text:style-name="T1">लि</text:span>ल<text:span text:style-name="T1">े</text:span>ख</text:p>
          </table:table-cell>
          <table:table-cell table:style-name="Table1.A1" office:value-type="string">
            <text:p text:style-name="P5">लिलिखिव</text:p>
          </table:table-cell>
          <table:table-cell table:style-name="Table1.A1" office:value-type="string">
            <text:p text:style-name="P5">लिलिखिम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4">2p</text:p>
          </table:table-cell>
          <table:table-cell table:style-name="Table1.A1" office:value-type="string">
            <text:p text:style-name="P2"><text:span text:style-name="T1">लि</text:span>ल<text:span text:style-name="T1">ेखिथ</text:span></text:p>
          </table:table-cell>
          <table:table-cell table:style-name="Table1.A1" office:value-type="string">
            <text:p text:style-name="P5">लिलिखथुः</text:p>
          </table:table-cell>
          <table:table-cell table:style-name="Table1.A1" office:value-type="string">
            <text:p text:style-name="P5">लिलिख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4">3p</text:p>
          </table:table-cell>
          <table:table-cell table:style-name="Table1.A1" office:value-type="string">
            <text:p text:style-name="P2"><text:span text:style-name="T1">लि</text:span>ल<text:span text:style-name="T1">ेख</text:span></text:p>
          </table:table-cell>
          <table:table-cell table:style-name="Table1.A1" office:value-type="string">
            <text:p text:style-name="P5">लिलिखतुः</text:p>
          </table:table-cell>
          <table:table-cell table:style-name="Table1.A1" office:value-type="string">
            <text:p text:style-name="P5">लिलिखुः</text:p>
          </table:table-cell>
        </table:table-row>
        <table:table-row>
          <table:table-cell table:style-name="Table1.A1" table:number-rows-spanned="3" office:value-type="string">
            <text:p text:style-name="P4">Middle</text:p>
          </table:table-cell>
          <table:table-cell table:style-name="Table1.A1" office:value-type="string">
            <text:p text:style-name="P4">1p</text:p>
          </table:table-cell>
          <table:table-cell table:style-name="Table1.A1" office:value-type="string">
            <text:p text:style-name="P5">लिलिखे</text:p>
          </table:table-cell>
          <table:table-cell table:style-name="Table1.A1" office:value-type="string">
            <text:p text:style-name="P5">लिलिखिवहे</text:p>
          </table:table-cell>
          <table:table-cell table:style-name="Table1.A1" office:value-type="string">
            <text:p text:style-name="P5">लिलिखिमहे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4">2p</text:p>
          </table:table-cell>
          <table:table-cell table:style-name="Table1.A1" office:value-type="string">
            <text:p text:style-name="P5">लिलिखिषे</text:p>
          </table:table-cell>
          <table:table-cell table:style-name="Table1.A1" office:value-type="string">
            <text:p text:style-name="P5">लिलिखाथे</text:p>
          </table:table-cell>
          <table:table-cell table:style-name="Table1.A1" office:value-type="string">
            <text:p text:style-name="P5">लिलिखिध्वे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4">3p</text:p>
          </table:table-cell>
          <table:table-cell table:style-name="Table1.A1" office:value-type="string">
            <text:p text:style-name="P5">लिलिखे</text:p>
          </table:table-cell>
          <table:table-cell table:style-name="Table1.A1" office:value-type="string">
            <text:p text:style-name="P5">लिलिखाते</text:p>
          </table:table-cell>
          <table:table-cell table:style-name="Table1.A1" office:value-type="string">
            <text:p text:style-name="P5">लिलिखिरे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<text:bookmark-start text:name="__DdeLink__9243_3924958822"/><text:bookmark-start text:name="__DdeLink__9203_3924958822"/>√युध्<text:bookmark-end text:name="__DdeLink__9243_3924958822"/><text:bookmark-end text:name="__DdeLink__9203_3924958822"/></text:p>
          </table:table-cell>
          <table:table-cell table:style-name="Table2.A1" office:value-type="string">
            <text:p text:style-name="P4">Sg</text:p>
          </table:table-cell>
          <table:table-cell table:style-name="Table2.A1" office:value-type="string">
            <text:p text:style-name="P4">Du</text:p>
          </table:table-cell>
          <table:table-cell table:style-name="Table2.A1" office:value-type="string">
            <text:p text:style-name="P4">Pl</text:p>
          </table:table-cell>
        </table:table-row>
        <table:table-row>
          <table:table-cell table:style-name="Table2.A1" office:value-type="string">
            <text:p text:style-name="P4">1p</text:p>
          </table:table-cell>
          <table:table-cell table:style-name="Table2.A1" office:value-type="string">
            <text:p text:style-name="P1">यु<text:span text:style-name="T1">य</text:span><text:span text:style-name="T21">ो</text:span>ध</text:p>
          </table:table-cell>
          <table:table-cell table:style-name="Table2.A1" office:value-type="string">
            <text:p text:style-name="P5">युयुधिव</text:p>
          </table:table-cell>
          <table:table-cell table:style-name="Table2.A1" office:value-type="string">
            <text:p text:style-name="P5">युयुधिम</text:p>
          </table:table-cell>
        </table:table-row>
        <table:table-row>
          <table:table-cell table:style-name="Table2.A1" office:value-type="string">
            <text:p text:style-name="P4">2p</text:p>
          </table:table-cell>
          <table:table-cell table:style-name="Table2.A1" office:value-type="string">
            <text:p text:style-name="P4">युय<text:span text:style-name="T21">ो</text:span>धिथ</text:p>
          </table:table-cell>
          <table:table-cell table:style-name="Table2.A1" office:value-type="string">
            <text:p text:style-name="P5">युयुधथुः</text:p>
          </table:table-cell>
          <table:table-cell table:style-name="Table2.A1" office:value-type="string">
            <text:p text:style-name="P5">युयुध</text:p>
          </table:table-cell>
        </table:table-row>
        <table:table-row>
          <table:table-cell table:style-name="Table2.A1" office:value-type="string">
            <text:p text:style-name="P4">3p</text:p>
          </table:table-cell>
          <table:table-cell table:style-name="Table2.A1" office:value-type="string">
            <text:p text:style-name="P1">यु<text:span text:style-name="T1">य</text:span><text:span text:style-name="T21">ो</text:span>ध</text:p>
          </table:table-cell>
          <table:table-cell table:style-name="Table2.A1" office:value-type="string">
            <text:p text:style-name="P5">युयुधतुः</text:p>
          </table:table-cell>
          <table:table-cell table:style-name="Table2.A1" office:value-type="string">
            <text:p text:style-name="P5">युयुधुः</text:p>
          </table:table-cell>
        </table:table-row>
        <table:table-row>
          <table:table-cell table:style-name="Table2.A1" office:value-type="string">
            <text:p text:style-name="P4">1p</text:p>
          </table:table-cell>
          <table:table-cell table:style-name="Table2.A1" office:value-type="string">
            <text:p text:style-name="P5">युयुधे</text:p>
          </table:table-cell>
          <table:table-cell table:style-name="Table2.A1" office:value-type="string">
            <text:p text:style-name="P5">युयुधिवहे</text:p>
          </table:table-cell>
          <table:table-cell table:style-name="Table2.A1" office:value-type="string">
            <text:p text:style-name="P5">युयुधिमहे</text:p>
          </table:table-cell>
        </table:table-row>
        <table:table-row>
          <table:table-cell table:style-name="Table2.A1" office:value-type="string">
            <text:p text:style-name="P4">2p</text:p>
          </table:table-cell>
          <table:table-cell table:style-name="Table2.A1" office:value-type="string">
            <text:p text:style-name="P5">युयुधिषे</text:p>
          </table:table-cell>
          <table:table-cell table:style-name="Table2.A1" office:value-type="string">
            <text:p text:style-name="P5">युयुधाथे</text:p>
          </table:table-cell>
          <table:table-cell table:style-name="Table2.A1" office:value-type="string">
            <text:p text:style-name="P5">युयुधिध्वे</text:p>
          </table:table-cell>
        </table:table-row>
        <table:table-row>
          <table:table-cell table:style-name="Table2.A1" office:value-type="string">
            <text:p text:style-name="P4">3p</text:p>
          </table:table-cell>
          <table:table-cell table:style-name="Table2.A1" office:value-type="string">
            <text:p text:style-name="P5">युयुधे</text:p>
          </table:table-cell>
          <table:table-cell table:style-name="Table2.A1" office:value-type="string">
            <text:p text:style-name="P5">युयुधाते</text:p>
          </table:table-cell>
          <table:table-cell table:style-name="Table2.A1" office:value-type="string">
            <text:p text:style-name="P5">युयुधिरे</text:p>
          </table:table-cell>
        </table:table-row>
      </table:table>
      <text:p text:style-name="P1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"><text:bookmark-start text:name="__DdeLink__9203_3924958822 Copy 1"/>√दृश्<text:bookmark-end text:name="__DdeLink__9203_3924958822 Copy 1"/></text:p>
          </table:table-cell>
          <table:table-cell table:style-name="Table3.A1" office:value-type="string">
            <text:p text:style-name="P4">Sg</text:p>
          </table:table-cell>
          <table:table-cell table:style-name="Table3.A1" office:value-type="string">
            <text:p text:style-name="P4">Du</text:p>
          </table:table-cell>
          <table:table-cell table:style-name="Table3.A1" office:value-type="string">
            <text:p text:style-name="P4">Pl</text:p>
          </table:table-cell>
        </table:table-row>
        <table:table-row>
          <table:table-cell table:style-name="Table3.A1" office:value-type="string">
            <text:p text:style-name="P4">1p</text:p>
          </table:table-cell>
          <table:table-cell table:style-name="Table3.A1" office:value-type="string">
            <text:p text:style-name="P3">ददर्श</text:p>
          </table:table-cell>
          <table:table-cell table:style-name="Table3.A1" office:value-type="string">
            <text:p text:style-name="P7">दद<text:span text:style-name="T2">ृशि</text:span>व</text:p>
          </table:table-cell>
          <table:table-cell table:style-name="Table3.A1" office:value-type="string">
            <text:p text:style-name="P7">दद<text:span text:style-name="T2">ृशि</text:span>म</text:p>
          </table:table-cell>
        </table:table-row>
        <table:table-row>
          <table:table-cell table:style-name="Table3.A1" office:value-type="string">
            <text:p text:style-name="P4">2p</text:p>
          </table:table-cell>
          <table:table-cell table:style-name="Table3.A1" office:value-type="string">
            <text:p text:style-name="P2"><text:span text:style-name="T1">दद</text:span><text:span text:style-name="T2">ृशि</text:span><text:span text:style-name="T1">थ</text:span></text:p>
          </table:table-cell>
          <table:table-cell table:style-name="Table3.A1" office:value-type="string">
            <text:p text:style-name="P7">दद<text:span text:style-name="T2">ृश</text:span>थुः</text:p>
          </table:table-cell>
          <table:table-cell table:style-name="Table3.A1" office:value-type="string">
            <text:p text:style-name="P11">दद<text:span text:style-name="T2">ृश</text:span></text:p>
          </table:table-cell>
        </table:table-row>
        <table:table-row>
          <table:table-cell table:style-name="Table3.A1" office:value-type="string">
            <text:p text:style-name="P4">3p</text:p>
          </table:table-cell>
          <table:table-cell table:style-name="Table3.A1" office:value-type="string">
            <text:p text:style-name="P6">ददर्श</text:p>
          </table:table-cell>
          <table:table-cell table:style-name="Table3.A1" office:value-type="string">
            <text:p text:style-name="P7">दद<text:span text:style-name="T2">ृश</text:span>तुः</text:p>
          </table:table-cell>
          <table:table-cell table:style-name="Table3.A1" office:value-type="string">
            <text:p text:style-name="P11">दद<text:span text:style-name="T2">ृशुः</text:span></text:p>
          </table:table-cell>
        </table:table-row>
        <table:table-row>
          <table:table-cell table:style-name="Table3.A1" office:value-type="string">
            <text:p text:style-name="P4">1p</text:p>
          </table:table-cell>
          <table:table-cell table:style-name="Table3.A1" office:value-type="string">
            <text:p text:style-name="P3">ददर्शे</text:p>
          </table:table-cell>
          <table:table-cell table:style-name="Table3.A1" office:value-type="string">
            <text:p text:style-name="P7">दद<text:span text:style-name="T2">ृशि</text:span>वहे</text:p>
          </table:table-cell>
          <table:table-cell table:style-name="Table3.A1" office:value-type="string">
            <text:p text:style-name="P7">दद<text:span text:style-name="T2">ृशि</text:span>महे</text:p>
          </table:table-cell>
        </table:table-row>
        <table:table-row>
          <table:table-cell table:style-name="Table3.A1" office:value-type="string">
            <text:p text:style-name="P4">2p</text:p>
          </table:table-cell>
          <table:table-cell table:style-name="Table3.A1" office:value-type="string">
            <text:p text:style-name="P7">दद<text:span text:style-name="T2">ृशि</text:span>षे</text:p>
          </table:table-cell>
          <table:table-cell table:style-name="Table3.A1" office:value-type="string">
            <text:p text:style-name="P7">दद<text:span text:style-name="T2">ृशा</text:span>थे</text:p>
          </table:table-cell>
          <table:table-cell table:style-name="Table3.A1" office:value-type="string">
            <text:p text:style-name="P7">दद<text:span text:style-name="T2">ृशि</text:span>ध्वे</text:p>
          </table:table-cell>
        </table:table-row>
        <table:table-row>
          <table:table-cell table:style-name="Table3.A1" office:value-type="string">
            <text:p text:style-name="P4">3p</text:p>
          </table:table-cell>
          <table:table-cell table:style-name="Table3.A1" office:value-type="string">
            <text:p text:style-name="P11">दद<text:span text:style-name="T2">ृशे</text:span></text:p>
          </table:table-cell>
          <table:table-cell table:style-name="Table3.A1" office:value-type="string">
            <text:p text:style-name="P7">दद<text:span text:style-name="T2">ृशा</text:span>ते</text:p>
          </table:table-cell>
          <table:table-cell table:style-name="Table3.A1" office:value-type="string">
            <text:p text:style-name="P7">दद<text:span text:style-name="T2">ृशि</text:span>रे</text:p>
          </table:table-cell>
        </table:table-row>
      </table:table>
      <text:p text:style-name="P1"/>
      <text:p text:style-name="Standard">2) Analyse and translate the following forms.</text:p>
      <text:p text:style-name="Standard">Example: विवेश 1st and 3rd Sg Perf Ind Act of √विश् ‘to enter’ –› ‘I entered’ or ‘he entered’</text:p>
      <text:p text:style-name="Standard"/>
      <text:p text:style-name="P8">१) व<text:bookmark-start text:name="__DdeLink__9218_3924958822"/>वृ<text:bookmark-end text:name="__DdeLink__9218_3924958822"/>धे → <text:span text:style-name="T3">√</text:span><text:span text:style-name="T8">वृध् </text:span><text:span text:style-name="T10">1p/3p,sg, mv </text:span><text:span text:style-name="T8">→ </text:span><text:span text:style-name="T10">я</text:span><text:span text:style-name="T11">(он)</text:span><text:span text:style-name="T10"> рос</text:span></text:p>
      <text:p text:style-name="P8">२) चिछिदिम→ <text:span text:style-name="T3">√</text:span><text:span text:style-name="T8">छिद् <text:s/></text:span><text:span text:style-name="T10">1p,pl </text:span><text:span text:style-name="T8">→ </text:span><text:span text:style-name="T5">мы отрезали</text:span></text:p>
      <text:p text:style-name="P9">३) युय<text:span text:style-name="T21">ु</text:span>ज<text:span text:style-name="T2">ुः→ </text:span><text:bookmark-start text:name="__DdeLink__9203_3924958822 Copy 2"/><text:span text:style-name="T2">√यु</text:span><text:bookmark-end text:name="__DdeLink__9203_3924958822 Copy 2"/><text:span text:style-name="T21">ज्</text:span><text:span text:style-name="T2"> <text:s/></text:span><text:span text:style-name="T13">3p, pl</text:span><text:span text:style-name="T2">→</text:span><text:span text:style-name="T5">они </text:span><text:span text:style-name="T7">соединили</text:span></text:p>
      <text:p text:style-name="P10">४) व<text:bookmark-start text:name="__DdeLink__9250_3924958822"/>व<text:bookmark-end text:name="__DdeLink__9250_3924958822"/>र्त<text:span text:style-name="T2">→</text:span><text:span text:style-name="T3">√</text:span><text:span text:style-name="T8">वृ <text:s/></text:span><text:span text:style-name="T10">1/3pl,sg</text:span><text:span text:style-name="T2">→ </text:span><text:span text:style-name="T14">я(он) покрыл, </text:span><text:span text:style-name="T22">вертел, </text:span><text:span text:style-name="T14">(выбрал)</text:span></text:p>
      <text:p text:style-name="P9">५) ववृत<text:span text:style-name="T2">→</text:span><text:span text:style-name="T4">√</text:span><text:span text:style-name="T9">वृ </text:span><text:span text:style-name="T10">2p,pl</text:span><text:span text:style-name="T2">→</text:span><text:span text:style-name="T14">вы покрыли, </text:span><text:span text:style-name="T22">вертели, </text:span><text:span text:style-name="T14">(выбрали)</text:span></text:p>
      <text:p text:style-name="P9">६) रु<text:bookmark-start text:name="__DdeLink__9267_3924958822"/>रु<text:bookmark-end text:name="__DdeLink__9267_3924958822"/>धुः<text:span text:style-name="T2">→</text:span><text:bookmark-start text:name="__DdeLink__9605_3924958822"/><text:span text:style-name="T3">√</text:span><text:span text:style-name="T8">रुध्</text:span><text:bookmark-end text:name="__DdeLink__9605_3924958822"/><text:span text:style-name="T8"> <text:s/></text:span><text:span text:style-name="T5">3p, pl</text:span><text:span text:style-name="T2">→</text:span><text:span text:style-name="T14">они препятствовали</text:span></text:p>
      <text:p text:style-name="P9">७) <text:bookmark-start text:name="__DdeLink__9287_3924958822"/>तु<text:bookmark-end text:name="__DdeLink__9287_3924958822"/>तोषिथ<text:span text:style-name="T2">→</text:span><text:span text:style-name="T3">√</text:span><text:span text:style-name="T8">तुष् </text:span><text:span text:style-name="T11">2p, sg</text:span><text:span text:style-name="T3"> </text:span><text:span text:style-name="T2">→</text:span><text:span text:style-name="T14">ты радовался, удовлетворялся</text:span></text:p>
      <text:p text:style-name="P9">८) ब<text:bookmark-start text:name="__DdeLink__9301_3924958822"/>भा<text:bookmark-end text:name="__DdeLink__9301_3924958822"/>षिध्वे<text:span text:style-name="T2">→</text:span><text:span text:style-name="T3">√</text:span><text:span text:style-name="T8">भाष्</text:span><text:span text:style-name="T3"> </text:span><text:span text:style-name="T5">2p, pl, mv</text:span><text:span text:style-name="T2">→</text:span><text:span text:style-name="T14">вы говорили</text:span></text:p>
      <text:p text:style-name="P9">९) ज<text:bookmark-start text:name="__DdeLink__9321_3924958822"/>गृ<text:bookmark-end text:name="__DdeLink__9321_3924958822"/>हे<text:span text:style-name="T2">→</text:span><text:span text:style-name="T3">√</text:span><text:span text:style-name="T8">ग्रह्</text:span><text:span text:style-name="T3"> </text:span><text:span text:style-name="T5">1/3p, sg, mv</text:span><text:span text:style-name="T2">→</text:span><text:span text:style-name="T14">я(он) взял</text:span></text:p>
      <text:p text:style-name="P9">१०) <text:bookmark-start text:name="__DdeLink__9341_3924958822"/>बु<text:bookmark-end text:name="__DdeLink__9341_3924958822"/>बोध<text:span text:style-name="T2">→</text:span><text:span text:style-name="T3">√</text:span><text:span text:style-name="T8">बुध्</text:span><text:span text:style-name="T3"> </text:span><text:span text:style-name="T5">1/3p, sg</text:span><text:span text:style-name="T2">→</text:span><text:span text:style-name="T14">я(он) проснулся, понял</text:span></text:p>
      <text:p text:style-name="P9">११) ददृश<text:span text:style-name="T2">→</text:span><text:bookmark-start text:name="__DdeLink__9203_3924958822 Copy 1 Copy 1"/><text:span text:style-name="T2">√दृश्</text:span><text:bookmark-end text:name="__DdeLink__9203_3924958822 Copy 1 Copy 1"/><text:span text:style-name="T2"> </text:span><text:span text:style-name="T22">2</text:span><text:span text:style-name="T14">p, </text:span><text:span text:style-name="T22">pl</text:span><text:span text:style-name="T2">→</text:span><text:span text:style-name="T22">вы </text:span><text:span text:style-name="T14">увидели</text:span><text:span text:style-name="T2"> </text:span></text:p>
      <text:p text:style-name="P9">१२) ददर्श<text:span text:style-name="T2">→</text:span><text:bookmark-start text:name="__DdeLink__9203_3924958822 Copy 1 Copy 2"/><text:span text:style-name="T2">√दृश्</text:span><text:bookmark-end text:name="__DdeLink__9203_3924958822 Copy 1 Copy 2"/><text:span text:style-name="T2"> <text:s/></text:span><text:span text:style-name="T14">1/3p, sg</text:span><text:span text:style-name="T2">→</text:span><text:span text:style-name="T14">я(он) увидел</text:span></text:p>
      <text:p text:style-name="P12">१३) ज<text:bookmark-start text:name="__DdeLink__9363_3924958822"/>हृ<text:bookmark-end text:name="__DdeLink__9363_3924958822"/>षे<text:span text:style-name="T2">→</text:span><text:span text:style-name="T3">√</text:span><text:span text:style-name="T8">हृष्</text:span><text:span text:style-name="T3"> </text:span><text:span text:style-name="T5">1/3p, sg, mv</text:span><text:span text:style-name="T2">→</text:span><text:span text:style-name="T14">я(он) был счастливым, волновался</text:span></text:p>
      <text:p text:style-name="P12">१४) तु<text:bookmark-start text:name="__DdeLink__9389_3924958822"/>ष्टु<text:bookmark-end text:name="__DdeLink__9389_3924958822"/>वुः<text:span text:style-name="T2">→</text:span><text:span text:style-name="T3">√</text:span><text:span text:style-name="T8">स्तु</text:span><text:span text:style-name="T3"> </text:span><text:span text:style-name="T5">3p, pl</text:span><text:span text:style-name="T2">→</text:span><text:span text:style-name="T14">они славили</text:span></text:p>
      <text:p text:style-name="P13">१५) विविशिरे<text:span text:style-name="T2">→</text:span><text:span text:style-name="T3">√</text:span><text:span text:style-name="T8">विश् </text:span><text:span text:style-name="T5">3p, pl, mv</text:span><text:span text:style-name="T2">→</text:span><text:span text:style-name="T14">они входили</text:span></text:p>
      <text:p text:style-name="P12"><text:soft-page-break/>१६) बिभ्युः<text:span text:style-name="T2">→</text:span><text:span text:style-name="T3">√</text:span><text:span text:style-name="T8">भी</text:span><text:span text:style-name="T3"> <text:s/></text:span><text:span text:style-name="T5">3p, pl</text:span><text:span text:style-name="T2">→</text:span><text:span text:style-name="T14">они боялись</text:span></text:p>
      <text:p text:style-name="P12">१७) <text:span text:style-name="T13">दु</text:span><text:bookmark-start text:name="__DdeLink__9451_3924958822"/><text:span text:style-name="T13">द्रु</text:span><text:bookmark-end text:name="__DdeLink__9451_3924958822"/>विरे<text:span text:style-name="T2">→</text:span><text:span text:style-name="T3">√</text:span><text:span text:style-name="T8">द्रु </text:span><text:span text:style-name="T6">3p, pl, mv</text:span><text:span text:style-name="T2">→</text:span><text:span text:style-name="T15">они бежали</text:span></text:p>
      <text:p text:style-name="P12">१८) <text:bookmark-start text:name="__DdeLink__9469_3924958822"/>शु<text:bookmark-end text:name="__DdeLink__9469_3924958822"/>श्<text:span text:style-name="T15">रुवे</text:span><text:span text:style-name="T2">→</text:span><text:span text:style-name="T3">√</text:span><text:span text:style-name="T8">श्रु</text:span><text:span text:style-name="T3"> <text:s/></text:span><text:span text:style-name="T6">1/3p, sg, mv</text:span><text:span text:style-name="T2">→</text:span><text:span text:style-name="T15">я(он) слушал</text:span></text:p>
      <text:p text:style-name="P12">१९) बभ्र<text:span text:style-name="T2">→</text:span><text:span text:style-name="T3">√</text:span><text:span text:style-name="T8">भृ</text:span><text:span text:style-name="T3"> </text:span><text:span text:style-name="T6">2p, pl</text:span><text:span text:style-name="T2">→</text:span><text:span text:style-name="T15">вы несли, держали</text:span></text:p>
      <text:p text:style-name="P12">२०) बु<text:bookmark-start text:name="__DdeLink__9502_3924958822"/>भु<text:bookmark-end text:name="__DdeLink__9502_3924958822"/>जिवहे<text:span text:style-name="T2">→</text:span><text:span text:style-name="T3">√</text:span><text:span text:style-name="T8">भुज्</text:span><text:span text:style-name="T3"> </text:span><text:span text:style-name="T6">1p, du, mv</text:span><text:span text:style-name="T2">→</text:span><text:span text:style-name="T15">мы двое ели, наслаждались</text:span></text:p>
      <text:p text:style-name="P13">२१) ज<text:bookmark-start text:name="__DdeLink__9522_3924958822"/>ह<text:bookmark-end text:name="__DdeLink__9522_3924958822"/>र्ष<text:span text:style-name="T2">→</text:span><text:span text:style-name="T3">√</text:span><text:span text:style-name="T8">हृ</text:span><text:span text:style-name="T12">ष्</text:span><text:span text:style-name="T8"> </text:span><text:span text:style-name="T6">1/3p, sg</text:span><text:span text:style-name="T2">→</text:span><text:span text:style-name="T15">я(он) </text:span><text:span text:style-name="T23">обрадовался</text:span></text:p>
      <text:p text:style-name="P12">२२) निन्य<text:span text:style-name="T2">→</text:span><text:span text:style-name="T3">√</text:span><text:span text:style-name="T8">नी </text:span><text:span text:style-name="T6"><text:s/>2p, pl</text:span><text:span text:style-name="T2">→ </text:span><text:span text:style-name="T15">вы вели</text:span></text:p>
      <text:p text:style-name="P14">२३) निन्ये<text:span text:style-name="T2">→</text:span><text:span text:style-name="T3">√</text:span><text:span text:style-name="T8">नी </text:span><text:span text:style-name="T6">1/3p, sg, mv</text:span><text:span text:style-name="T2">→</text:span><text:span text:style-name="T15">я(он) вёл</text:span></text:p>
      <text:p text:style-name="P14">२४) जह्रे<text:span text:style-name="T2">→</text:span><text:span text:style-name="T4">√</text:span><text:span text:style-name="T9">हृ </text:span><text:span text:style-name="T6">1/3p, sg, mv</text:span><text:span text:style-name="T2">→</text:span><text:span text:style-name="T15">я(он) взял</text:span></text:p>
      <text:p text:style-name="P12">२५) निन्यतुः<text:span text:style-name="T2">→</text:span><text:span text:style-name="T4">√</text:span><text:span text:style-name="T9">नी </text:span><text:span text:style-name="T6">3p, du</text:span><text:span text:style-name="T2">→</text:span><text:span text:style-name="T15">они двое вели</text:span></text:p>
      <text:p text:style-name="P12">२६) मम्राते<text:span text:style-name="T2">→</text:span><text:span text:style-name="T3">√</text:span><text:span text:style-name="T8">मृ</text:span><text:span text:style-name="T3"> </text:span><text:span text:style-name="T6">3p, du, mv</text:span><text:span text:style-name="T2">→</text:span><text:span text:style-name="T15">они двое умерли</text:span></text:p>
      <text:p text:style-name="P9">२७) युय<text:span text:style-name="T15">ु</text:span>ध<text:span text:style-name="T15">े</text:span><text:span text:style-name="T2">→ </text:span><text:span text:style-name="T15">1/3pl, sg, mv</text:span><text:span text:style-name="T2">→</text:span><text:span text:style-name="T15">я(он) сражал</text:span><text:span text:style-name="T23">ся</text:span></text:p>
      <text:p text:style-name="P9">२८) ववृधथुः<text:span text:style-name="T2">→</text:span><text:span text:style-name="T15">2p, du</text:span><text:span text:style-name="T2">→</text:span><text:span text:style-name="T15">вы двое росли</text:span></text:p>
      <text:p text:style-name="P14">२९) बुब<text:span text:style-name="T13">ु</text:span>धिमहे<text:span text:style-name="T2">→</text:span><text:span text:style-name="T4">√</text:span><text:span text:style-name="T9">बुध्</text:span><text:span text:style-name="T4"> <text:s/></text:span><text:span text:style-name="T15">1p, pl, mv</text:span><text:span text:style-name="T2">→</text:span><text:span text:style-name="T6">мы поняли, проснулись</text:span></text:p>
      <text:p text:style-name="Standard"/>
      <text:p text:style-name="Standard">3) Give the perfect form as listed in brackets.</text:p>
      <text:p text:style-name="Standard"/>
      <text:p text:style-name="P16">a) √लिख् (1st Pl Act) → <text:span text:style-name="T1">लि</text:span>ल<text:span text:style-name="T24">ि</text:span>ख<text:span text:style-name="T16">िम</text:span></text:p>
      <text:p text:style-name="P15">b) √शुभ् (3rd Sg Act)→ <text:span text:style-name="T16">शुश</text:span><text:span text:style-name="T24">ो</text:span><text:span text:style-name="T16">भ</text:span></text:p>
      <text:p text:style-name="P15">c) √युज् (2nd Pl Act)→ <text:span text:style-name="T16">युयुज</text:span></text:p>
      <text:p text:style-name="P15">d) √तुष् (3rd Pl Act)→ <text:span text:style-name="T16">तुतुषुः</text:span></text:p>
      <text:p text:style-name="P15">e) √भुज् (1st Sg Mid)→ <text:span text:style-name="T16">बुभ</text:span><text:span text:style-name="T25">ु</text:span><text:span text:style-name="T16">जे</text:span></text:p>
      <text:p text:style-name="P15">f) √मुच् (1st Sg Act)→ <text:span text:style-name="T17">मुम</text:span><text:span text:style-name="T23">ो</text:span><text:span text:style-name="T17">च</text:span></text:p>
      <text:p text:style-name="P15">g) √मुच् (3rd Sg Mid)→ <text:span text:style-name="T17">मुमु</text:span><text:span text:style-name="T26">चे</text:span></text:p>
      <text:p text:style-name="P15">h) √युध् (1st Pl Mid)→ <text:span text:style-name="T18">युय</text:span><text:span text:style-name="T26">ु</text:span><text:span text:style-name="T18">धिमहे</text:span></text:p>
      <text:p text:style-name="P17">i) √लिख् (2nd Pl Act)→ <text:span text:style-name="T1">लिलिख</text:span></text:p>
      <text:p text:style-name="P15">j) √बुध् (1st Pl Act)→ <text:span text:style-name="T18">बुब</text:span><text:span text:style-name="T27">ु</text:span><text:span text:style-name="T18">ध</text:span><text:span text:style-name="T27">िम</text:span></text:p>
      <text:p text:style-name="P15">k) √छिद् (1st Sg Act)→ <text:span text:style-name="T18">चिछद</text:span></text:p>
      <text:p text:style-name="P15">l) √विश् (2nd Sg Act)→ <text:span text:style-name="T18">विव</text:span><text:span text:style-name="T28">ेशि</text:span><text:span text:style-name="T18">थ</text:span></text:p>
      <text:p text:style-name="P15">m) √वृत् (3rd Du Act)→ <text:span text:style-name="T18">ववृततुः</text:span></text:p>
      <text:p text:style-name="P15">n) √हु (3rd Pl Act)→<text:span text:style-name="T18">जुह</text:span><text:span text:style-name="T29">ुवुः</text:span></text:p>
      <text:p text:style-name="P15">o) √श्रु (1st Sg Act)→<text:span text:style-name="T18">शुश्र</text:span><text:span text:style-name="T30">ा</text:span><text:span text:style-name="T18">व</text:span> </text:p>
      <text:p text:style-name="P15">p) √युज् (3rd Sg Act)→ <text:span text:style-name="T18">युय</text:span><text:span text:style-name="T30">ोज</text:span></text:p>
      <text:p text:style-name="Standard"/>
      <text:p text:style-name="Standard">READINGS</text:p>
      <text:p text:style-name="Standard"/>
      <text:p text:style-name="Standard">The Source of True Strength</text:p>
      <text:p text:style-name="Standard"/>
      <text:p text:style-name="Standard">बुद्धि<text:span text:style-name="T18">ः</text:span> <text:span text:style-name="T18">य</text:span>स्य बल<text:span text:style-name="T18">म्</text:span> तस्य निर्बुद्धे<text:span text:style-name="T18">ः</text:span> <text:span text:style-name="T18">तु</text:span> कुत<text:span text:style-name="T18">ः</text:span> बलम् ।</text:p>
      <text:p text:style-name="P18">Разум у кого сила у того, <text:s/>у неразумного же откуда сила?</text:p>
      <text:p text:style-name="Standard">पश्य सि<text:span text:style-name="T18">ं</text:span>ह<text:span text:style-name="T18">ः</text:span> मद-<text:span text:style-name="T18">उ</text:span>न्मत्तः शशकेन निपातितः ॥</text:p>
      <text:p text:style-name="P18">Смотри, лев, гордостью опьянённый, зайцем повержен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Imperfections of Beauty</text:p>
      <text:p text:style-name="Standard"/>
      <text:p text:style-name="P19">ग्रन्थिलतया कि<text:span text:style-name="T19">म्</text:span> <text:bookmark-start text:name="__DdeLink__1739_3550361551"/><text:span text:style-name="T19">इ</text:span>क्षोः<text:bookmark-end text:name="__DdeLink__1739_3550361551"/> किम<text:span text:style-name="T19">्</text:span> <text:span text:style-name="T19">अ</text:span>पभ्र<text:span text:style-name="T31">ं</text:span><text:span text:style-name="T19">शेन </text:span>भवति गीतस्य ।</text:p>
      <text:p text:style-name="P20">Что с того, что <text:span text:style-name="T31">сахарный тростник </text:span>узловаты<text:span text:style-name="T31">й</text:span>, что с того, что песня просторечна?</text:p>
      <text:p text:style-name="Standard">किम<text:span text:style-name="T19">्</text:span> <text:span text:style-name="T19">अ</text:span>नार्जवेन शशिनः कि<text:span text:style-name="T19">म्</text:span> दारिद्र्येण दयितस्य ॥</text:p>
      <text:p text:style-name="P20">Что с того, что месяц искривлен, что с того, что любимый беден?</text:p>
      <text:p text:style-name="Standard"/>
      <text:p text:style-name="Standard">The Sun’s Splendour Surpasses All</text:p>
      <text:p text:style-name="Standard"/>
      <text:p text:style-name="Standard">नक्षत्रे <text:span text:style-name="T19">अ</text:span>ग्ना<text:span text:style-name="T19">ै</text:span> <text:span text:style-name="T19">इ</text:span>न्दा<text:span text:style-name="T19">ौ</text:span> <text:span text:style-name="T19">उ</text:span>दरे कनके मणौ दृषि समुद्रे।</text:p>
      <text:p text:style-name="P20">В(среди) звезде, в огне, на луне, в жемчуге, в золоте, в самоцвете, глазу, в океане</text:p>
      <text:p text:style-name="Standard">य<text:span text:style-name="T19">त्</text:span> <text:span text:style-name="T19">ख</text:span>लु तेज<text:span text:style-name="T19">ः</text:span> <text:span text:style-name="T19">तत् अ</text:span>खिलम<text:span text:style-name="T19">्</text:span> ओजायितम् अब्जमित्रस्य ॥</text:p>
      <text:p text:style-name="P20">Которое действительно сияние то, целиком <text:span text:style-name="T32">превзойдено</text:span> солнц<text:span text:style-name="T20">ем</text:span></text:p>
      <text:p text:style-name="Standard"/>
      <text:p text:style-name="Standard"/>
      <text:p text:style-name="Standard">A Matter of Perspective</text:p>
      <text:p text:style-name="Standard"/>
      <text:p text:style-name="P21">अस्ति दक्षिणा-पथे सुवर्णवती नाम नगरी । तत्र</text:p>
      <text:p text:style-name="P21"><text:span text:style-name="T20">Есть н</text:span>а юге Индии город по имени Суварнавати. <text:span text:style-name="T20">Там</text:span></text:p>
      <text:p text:style-name="P21">वर्धमान<text:span text:style-name="T20">ः</text:span> नाम वणि<text:span text:style-name="T32">क्</text:span> निवसति । तस्य प्रचुरे <text:span text:style-name="T20">अ</text:span>पि</text:p>
      <text:p text:style-name="P22">по имени Вардхамана купец живет. Хоть богатства</text:p>
      <text:p text:style-name="P21">वित्ते <text:span text:style-name="T20">अ</text:span>परा<text:span text:style-name="T20">न्</text:span> <text:span text:style-name="T20">ब</text:span>न्धून<text:span text:style-name="T20">्</text:span> <text:span text:style-name="T20">अ</text:span>तिसमृद्धान<text:span text:style-name="T20">्</text:span> <text:span text:style-name="T20">अ</text:span>वलोक्य पुन<text:span text:style-name="T20">ः</text:span> <text:span text:style-name="T20">अर्थ</text:span>वृद्धिः</text:p>
      <text:p text:style-name="P22">большого, на других родственников очень богатых глядя, <text:span text:style-name="T32">снова </text:span>увеличить бога<text:span text:style-name="T32">т</text:span>ства</text:p>
      <text:p text:style-name="Standard">करणी<text:span text:style-name="T20">या</text:span> <text:span text:style-name="T20">इ</text:span>ति मति<text:span text:style-name="T20">ः</text:span> <text:span text:style-name="T20">ब</text:span>भूव । यतः अध<text:span text:style-name="T20">ः</text:span> <text:span text:style-name="T20">अ</text:span>धः पश्यतः</text:p>
      <text:p text:style-name="P22">надо – такая мысль возникла. Ибо (у) всегда вниз смотрящего</text:p>
      <text:p text:style-name="Standard">कस्य महिमा न <text:span text:style-name="T20">उ</text:span>पचीयते । उपर<text:span text:style-name="T20">ी</text:span> <text:span text:style-name="T20">उ</text:span>परि पश्यन्तः सर्व<text:span text:style-name="T33">े</text:span></text:p>
      <text:p text:style-name="P22">чьё величие не возрастает? Всегда вверх смотрящие все</text:p>
      <text:p text:style-name="Standard">एव दरिद्रति ॥</text:p>
      <text:p text:style-name="P22">ведь чувствуют себя бедными.</text:p>
      <text:p text:style-name="Standard"/>
      <text:p text:style-name="Standard">Different Kinds of Dangerous</text:p>
      <text:p text:style-name="Standard"/>
      <text:p text:style-name="Standard">स्पृशन् <text:span text:style-name="T20">अ</text:span>पि गज<text:span text:style-name="T20">ः</text:span> हन्ति जिघ्रन् <text:span text:style-name="T20">अ</text:span>पि भुजंगमः ।</text:p>
      <text:p text:style-name="P22">Даже пр<text:span text:style-name="T33">о</text:span>сто касающийся слон убивает, даже просто нюхающая змея убивает</text:p>
      <text:p text:style-name="Standard">हसन् <text:span text:style-name="T20">अ</text:span>पि नृप<text:span text:style-name="T20">ः</text:span> हन्ति मानयन् <text:span text:style-name="T20">अ</text:span>पि द<text:span text:style-name="T20">ु</text:span>र्जनः ॥</text:p>
      <text:p text:style-name="P22">Даже просто улыбающийся царь убивает, дурной человек - даже просто выражающий почтение.</text:p>
      <text:p text:style-name="Standard"/>
      <text:p text:style-name="Standard">Karṇa’s Skill and Prowess in the Fight</text:p>
      <text:p text:style-name="Standard"/>
      <text:p text:style-name="Standard">मृग-मध्ये यथा सि<text:span text:style-name="T20">ं</text:span>ह<text:span text:style-name="T20">ः</text:span> दृश्यते निर्भय<text:span text:style-name="T20">ः</text:span> <text:span text:style-name="T20">च</text:span>रन् ।</text:p>
      <text:p text:style-name="P22">Среди оленей как лев видится, бесстрашно движущийся</text:p>
      <text:p text:style-name="Standard">पाञ्चालाना<text:span text:style-name="T20">म्</text:span> तथा मध्ये कर्ण<text:span text:style-name="T20">ः</text:span> <text:span text:style-name="T20">अ</text:span>चर<text:span text:style-name="T20">त्</text:span> <text:span text:style-name="T20">अ</text:span>भीतवत् ॥ ५६ ॥</text:p>
      <text:p text:style-name="P23">Среди Панчалов так Карна двигался бесстрашн<text:span text:style-name="T33">о-подобно(</text:span><text:span text:style-name="T34">словно в безопасности</text:span><text:span text:style-name="T33">)</text:span>.</text:p>
      <text:p text:style-name="Standard">यथा मृग-गणा<text:span text:style-name="T20">न्</text:span> <text:span text:style-name="T20">त्र</text:span>स्ता<text:span text:style-name="T20">न्</text:span> <text:span text:style-name="T20">सिंहः</text:span> द्रावयते दिशः ।</text:p>
      <text:p text:style-name="P22">Как стада оленей, дрожащих, лев заставляет бежать в стороны</text:p>
      <text:p text:style-name="Standard">पाञ्चालाना<text:span text:style-name="T20">म्</text:span> रथ-व्राता<text:span text:style-name="T20">न्</text:span> <text:span text:style-name="T20">क</text:span>र्ण<text:span text:style-name="T20">ः</text:span> द्रावयते तथा ॥ ५७ ॥</text:p>
      <text:p text:style-name="P22">Так Панчалов отряды колесниц Карна разгоняет</text:p>
      <text:p text:style-name="Standard"/>
      <text:p text:style-name="Standard"><text:soft-page-break/>सि<text:span text:style-name="T20">ं</text:span>ह-<text:span text:style-name="T20">अ</text:span>स्य<text:span text:style-name="T20">म्</text:span> च यथा प्राप्य न जीवन्ति मृगाः क्व चित् ।</text:p>
      <text:p text:style-name="P22">И как в <text:span text:style-name="T35">рот</text:span> льву попав где-либо не выживают олени </text:p>
      <text:p text:style-name="Standard">तथा कर्णम<text:span text:style-name="T20">्</text:span> <text:span text:style-name="T20">अ</text:span>नुप्राप्य न जीवन्ति महारथाः ॥ ५८ ॥</text:p>
      <text:p text:style-name="P22">Так к Карне приблизившись, не остаются в живых <text:span text:style-name="T36">воины(</text:span>великие колесничие<text:span text:style-name="T36">)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6:57:53.592493849</meta:creation-date>
    <dc:date>2025-04-30T19:12:59.411379238</dc:date>
    <meta:editing-duration>P2DT20H53M19S</meta:editing-duration>
    <meta:editing-cycles>29</meta:editing-cycles>
    <meta:generator>LibreOffice/7.4.7.2$Linux_X86_64 LibreOffice_project/40$Build-2</meta:generator>
    <meta:document-statistic meta:table-count="3" meta:image-count="0" meta:object-count="0" meta:page-count="4" meta:paragraph-count="182" meta:word-count="780" meta:character-count="3963" meta:non-whitespace-character-count="3351"/>
  </office:meta>
</office:document-meta>
</file>